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2025-10-31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2025-08-19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2025-05-21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2025-03-11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2024-10-23 1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2024-08-27 2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2024-05-21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2024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2023-10-1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2023-09-01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2023-06-02 2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2023-02-28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2022-10-13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2022-05-27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2022-02-23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2021-11-03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2021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2020-10-28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2020-05-06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2020-03-04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2019-11-08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2019-08-15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2019-05-07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2019-02-26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2018-11-15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2018-08-22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2018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2018-03-08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2017-11-08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2017-08-14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2017-05-22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2017-03-02 0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2016-09-13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2016-06-22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2016-03-01 2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2015-09-14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2015-06-11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2015-03-24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2014-12-22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2014-09-19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2014-06-25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2013-12-24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2013-09-20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2013-06-25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2012-12-18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2012-09-19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2011-12-15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2011-09-21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2011-06-1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2011-03-24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2010-12-15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2010-09-2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2010-06-16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2010-03-12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2009-12-11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2009-09-25 2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2009-06-16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2009-02-24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2009-02-03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2008-10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2008-06-27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2008-02-28 0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2007-10-23 0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2007-06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2006-06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2006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2005-09-28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2005-05-2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2005-02-10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2004-10-21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2004-07-12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2004-03-18 0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2003-10-16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2001-03-0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2000-09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2000-03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1998-11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1998-08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1998-05-07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1997-09-11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1997-05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1995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1995-04-06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1994-12-09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1994-08-03 2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1994-04-19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1993-10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1993-04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1992-1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1992-04-14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1991-11-05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1991-09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1991-03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1990-10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1990-03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1989-1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1989-09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1989-06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1988-1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1988-09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1988-06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1983-09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1983-04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1982-1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1982-09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1982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1981-1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1981-09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1981-03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1980-12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1980-09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1980-06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1980-03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1979-09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1979-06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1978-1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1978-09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1978-07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1978-03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1977-12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1977-09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1977-06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1977-03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1976-1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1976-09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1976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1976-0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1975-1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1975-08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1975-06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1975-0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1974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1974-08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1974-05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1974-0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1973-1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1973-08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1973-05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1973-0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1972-1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1972-08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1972-05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1972-03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1972-02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1971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1971-08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1971-06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1970-1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1970-09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1970-06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1970-03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1969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1969-08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1969-05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1969-03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1968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1968-08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1968-06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1968-0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1967-1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1967-09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1967-05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1967-02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1966-1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1966-08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1966-0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1965-1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1965-08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1965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1965-03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1964-1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363</text:p>
          </table:table-cell>
          <table:table-cell office:value-type="string" calcext:value-type="string">
            <text:p>26S/31E-34DDD</text:p>
          </table:table-cell>
          <table:table-cell office:value-type="string" calcext:value-type="string">
            <text:p>1964-08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74" meta:object-count="0"/>
    <meta:user-defined meta:name="AppVersion">3.0</meta:user-defined>
  </office:meta>
</office:document-meta>
</file>